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8.76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Bitstream Vera Sans" fo:font-size="12pt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dio_antenna" table:style-name="ta1">
        <table:table-column table:style-name="co1" table:default-cell-style-name="Default"/>
        <table:table-row table:style-name="ro1">
          <table:table-cell/>
        </table:table-row>
      </table:table>
      <table:table table:name="wind_farm" table:style-name="ta1">
        <table:shapes>
          <draw:frame draw:z-index="0" draw:name="https://upload.wikimedia.org/wikipedia/commons/thumb/5/55/WMA_button2b.png/17px-WMA_button2b.png" draw:style-name="gr1" draw:text-style-name="P1" svg:width="0.608cm" svg:height="0.608cm" svg:x="4.515cm" svg:y="1.35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" draw:name="https://upload.wikimedia.org/wikipedia/commons/thumb/5/55/WMA_button2b.png/17px-WMA_button2b.png" draw:style-name="gr1" draw:text-style-name="P1" svg:width="0.608cm" svg:height="0.677cm" svg:x="4.515cm" svg:y="1.73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" draw:name="https://upload.wikimedia.org/wikipedia/commons/thumb/5/55/WMA_button2b.png/17px-WMA_button2b.png" draw:style-name="gr1" draw:text-style-name="P1" svg:width="0.608cm" svg:height="0.608cm" svg:x="4.515cm" svg:y="2.25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" draw:name="https://upload.wikimedia.org/wikipedia/commons/thumb/5/55/WMA_button2b.png/17px-WMA_button2b.png" draw:style-name="gr1" draw:text-style-name="P1" svg:width="0.608cm" svg:height="0.608cm" svg:x="4.515cm" svg:y="2.709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" draw:name="https://upload.wikimedia.org/wikipedia/commons/thumb/5/55/WMA_button2b.png/17px-WMA_button2b.png" draw:style-name="gr1" draw:text-style-name="P1" svg:width="0.608cm" svg:height="0.608cm" svg:x="4.515cm" svg:y="3.16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5" draw:name="https://upload.wikimedia.org/wikipedia/commons/thumb/5/55/WMA_button2b.png/17px-WMA_button2b.png" draw:style-name="gr1" draw:text-style-name="P1" svg:width="0.608cm" svg:height="0.608cm" svg:x="4.515cm" svg:y="3.612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6" draw:name="https://upload.wikimedia.org/wikipedia/commons/thumb/5/55/WMA_button2b.png/17px-WMA_button2b.png" draw:style-name="gr1" draw:text-style-name="P1" svg:width="0.608cm" svg:height="0.608cm" svg:x="4.515cm" svg:y="4.06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7" draw:name="https://upload.wikimedia.org/wikipedia/commons/thumb/5/55/WMA_button2b.png/17px-WMA_button2b.png" draw:style-name="gr1" draw:text-style-name="P1" svg:width="0.608cm" svg:height="0.608cm" svg:x="4.515cm" svg:y="4.515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8" draw:name="https://upload.wikimedia.org/wikipedia/commons/thumb/5/55/WMA_button2b.png/17px-WMA_button2b.png" draw:style-name="gr1" draw:text-style-name="P1" svg:width="0.608cm" svg:height="0.608cm" svg:x="4.515cm" svg:y="4.96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9" draw:name="https://upload.wikimedia.org/wikipedia/commons/thumb/5/55/WMA_button2b.png/17px-WMA_button2b.png" draw:style-name="gr1" draw:text-style-name="P1" svg:width="0.608cm" svg:height="0.608cm" svg:x="4.515cm" svg:y="5.418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0" draw:name="https://upload.wikimedia.org/wikipedia/commons/thumb/5/55/WMA_button2b.png/17px-WMA_button2b.png" draw:style-name="gr1" draw:text-style-name="P1" svg:width="0.608cm" svg:height="0.608cm" svg:x="4.515cm" svg:y="5.8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1" draw:name="https://upload.wikimedia.org/wikipedia/commons/thumb/5/55/WMA_button2b.png/17px-WMA_button2b.png" draw:style-name="gr1" draw:text-style-name="P1" svg:width="0.608cm" svg:height="0.608cm" svg:x="4.515cm" svg:y="6.321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2" draw:name="https://upload.wikimedia.org/wikipedia/commons/thumb/5/55/WMA_button2b.png/17px-WMA_button2b.png" draw:style-name="gr1" draw:text-style-name="P1" svg:width="0.608cm" svg:height="0.608cm" svg:x="4.515cm" svg:y="6.77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3" draw:name="https://upload.wikimedia.org/wikipedia/commons/thumb/5/55/WMA_button2b.png/17px-WMA_button2b.png" draw:style-name="gr1" draw:text-style-name="P1" svg:width="0.608cm" svg:height="0.608cm" svg:x="4.515cm" svg:y="7.22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4" draw:name="https://upload.wikimedia.org/wikipedia/commons/thumb/5/55/WMA_button2b.png/17px-WMA_button2b.png" draw:style-name="gr1" draw:text-style-name="P1" svg:width="0.608cm" svg:height="0.608cm" svg:x="4.515cm" svg:y="7.676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5" draw:name="https://upload.wikimedia.org/wikipedia/commons/thumb/5/55/WMA_button2b.png/17px-WMA_button2b.png" draw:style-name="gr1" draw:text-style-name="P1" svg:width="0.608cm" svg:height="0.608cm" svg:x="4.515cm" svg:y="8.128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6" draw:name="https://upload.wikimedia.org/wikipedia/commons/thumb/5/55/WMA_button2b.png/17px-WMA_button2b.png" draw:style-name="gr1" draw:text-style-name="P1" svg:width="0.608cm" svg:height="0.608cm" svg:x="4.515cm" svg:y="8.579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7" draw:name="https://upload.wikimedia.org/wikipedia/commons/thumb/5/55/WMA_button2b.png/17px-WMA_button2b.png" draw:style-name="gr1" draw:text-style-name="P1" svg:width="0.608cm" svg:height="0.608cm" svg:x="4.515cm" svg:y="9.031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8" draw:name="https://upload.wikimedia.org/wikipedia/commons/thumb/5/55/WMA_button2b.png/17px-WMA_button2b.png" draw:style-name="gr1" draw:text-style-name="P1" svg:width="0.608cm" svg:height="0.608cm" svg:x="4.515cm" svg:y="9.482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19" draw:name="https://upload.wikimedia.org/wikipedia/commons/thumb/5/55/WMA_button2b.png/17px-WMA_button2b.png" draw:style-name="gr1" draw:text-style-name="P1" svg:width="0.608cm" svg:height="0.608cm" svg:x="4.515cm" svg:y="9.93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0" draw:name="https://upload.wikimedia.org/wikipedia/commons/thumb/5/55/WMA_button2b.png/17px-WMA_button2b.png" draw:style-name="gr1" draw:text-style-name="P1" svg:width="0.608cm" svg:height="0.608cm" svg:x="4.515cm" svg:y="10.385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1" draw:name="https://upload.wikimedia.org/wikipedia/commons/thumb/5/55/WMA_button2b.png/17px-WMA_button2b.png" draw:style-name="gr1" draw:text-style-name="P1" svg:width="0.608cm" svg:height="0.608cm" svg:x="4.515cm" svg:y="10.83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2" draw:name="https://upload.wikimedia.org/wikipedia/commons/thumb/5/55/WMA_button2b.png/17px-WMA_button2b.png" draw:style-name="gr1" draw:text-style-name="P1" svg:width="0.608cm" svg:height="0.608cm" svg:x="4.515cm" svg:y="11.288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3" draw:name="https://upload.wikimedia.org/wikipedia/commons/thumb/5/55/WMA_button2b.png/17px-WMA_button2b.png" draw:style-name="gr1" draw:text-style-name="P1" svg:width="0.608cm" svg:height="0.608cm" svg:x="4.515cm" svg:y="11.7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4" draw:name="https://upload.wikimedia.org/wikipedia/commons/thumb/5/55/WMA_button2b.png/17px-WMA_button2b.png" draw:style-name="gr1" draw:text-style-name="P1" svg:width="0.608cm" svg:height="0.608cm" svg:x="4.515cm" svg:y="12.192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5" draw:name="https://upload.wikimedia.org/wikipedia/commons/thumb/5/55/WMA_button2b.png/17px-WMA_button2b.png" draw:style-name="gr1" draw:text-style-name="P1" svg:width="0.608cm" svg:height="0.608cm" svg:x="4.515cm" svg:y="12.64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6" draw:name="https://upload.wikimedia.org/wikipedia/commons/thumb/5/55/WMA_button2b.png/17px-WMA_button2b.png" draw:style-name="gr1" draw:text-style-name="P1" svg:width="0.608cm" svg:height="0.608cm" svg:x="5.124cm" svg:y="12.64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7" draw:name="https://upload.wikimedia.org/wikipedia/commons/thumb/5/55/WMA_button2b.png/17px-WMA_button2b.png" draw:style-name="gr1" draw:text-style-name="P1" svg:width="0.608cm" svg:height="0.608cm" svg:x="4.515cm" svg:y="13.095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8" draw:name="https://upload.wikimedia.org/wikipedia/commons/thumb/5/55/WMA_button2b.png/17px-WMA_button2b.png" draw:style-name="gr1" draw:text-style-name="P1" svg:width="0.608cm" svg:height="0.608cm" svg:x="4.515cm" svg:y="13.998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29" draw:name="https://upload.wikimedia.org/wikipedia/commons/thumb/5/55/WMA_button2b.png/17px-WMA_button2b.png" draw:style-name="gr1" draw:text-style-name="P1" svg:width="0.608cm" svg:height="0.608cm" svg:x="4.515cm" svg:y="14.449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0" draw:name="https://upload.wikimedia.org/wikipedia/commons/thumb/5/55/WMA_button2b.png/17px-WMA_button2b.png" draw:style-name="gr1" draw:text-style-name="P1" svg:width="0.608cm" svg:height="0.608cm" svg:x="4.515cm" svg:y="14.901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1" draw:name="https://upload.wikimedia.org/wikipedia/commons/thumb/5/55/WMA_button2b.png/17px-WMA_button2b.png" draw:style-name="gr1" draw:text-style-name="P1" svg:width="0.608cm" svg:height="0.608cm" svg:x="4.515cm" svg:y="15.352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2" draw:name="https://upload.wikimedia.org/wikipedia/commons/thumb/5/55/WMA_button2b.png/17px-WMA_button2b.png" draw:style-name="gr1" draw:text-style-name="P1" svg:width="0.608cm" svg:height="0.608cm" svg:x="4.515cm" svg:y="15.80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3" draw:name="https://upload.wikimedia.org/wikipedia/commons/thumb/5/55/WMA_button2b.png/17px-WMA_button2b.png" draw:style-name="gr1" draw:text-style-name="P1" svg:width="0.608cm" svg:height="0.608cm" svg:x="4.515cm" svg:y="16.256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4" draw:name="https://upload.wikimedia.org/wikipedia/commons/thumb/5/55/WMA_button2b.png/17px-WMA_button2b.png" draw:style-name="gr1" draw:text-style-name="P1" svg:width="0.608cm" svg:height="0.608cm" svg:x="4.515cm" svg:y="16.707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5" draw:name="https://upload.wikimedia.org/wikipedia/commons/thumb/5/55/WMA_button2b.png/17px-WMA_button2b.png" draw:style-name="gr1" draw:text-style-name="P1" svg:width="0.608cm" svg:height="0.608cm" svg:x="4.515cm" svg:y="17.159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6" draw:name="https://upload.wikimedia.org/wikipedia/commons/thumb/5/55/WMA_button2b.png/17px-WMA_button2b.png" draw:style-name="gr1" draw:text-style-name="P1" svg:width="0.608cm" svg:height="0.608cm" svg:x="4.515cm" svg:y="17.61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7" draw:name="https://upload.wikimedia.org/wikipedia/commons/thumb/5/55/WMA_button2b.png/17px-WMA_button2b.png" draw:style-name="gr1" draw:text-style-name="P1" svg:width="0.608cm" svg:height="0.608cm" svg:x="4.515cm" svg:y="18.51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8" draw:name="https://upload.wikimedia.org/wikipedia/commons/thumb/5/55/WMA_button2b.png/17px-WMA_button2b.png" draw:style-name="gr1" draw:text-style-name="P1" svg:width="0.608cm" svg:height="0.608cm" svg:x="4.515cm" svg:y="18.965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39" draw:name="https://upload.wikimedia.org/wikipedia/commons/thumb/5/55/WMA_button2b.png/17px-WMA_button2b.png" draw:style-name="gr1" draw:text-style-name="P1" svg:width="0.608cm" svg:height="0.608cm" svg:x="4.515cm" svg:y="19.416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0" draw:name="https://upload.wikimedia.org/wikipedia/commons/thumb/5/55/WMA_button2b.png/17px-WMA_button2b.png" draw:style-name="gr1" draw:text-style-name="P1" svg:width="0.608cm" svg:height="0.608cm" svg:x="4.515cm" svg:y="20.32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1" draw:name="https://upload.wikimedia.org/wikipedia/commons/thumb/5/55/WMA_button2b.png/17px-WMA_button2b.png" draw:style-name="gr1" draw:text-style-name="P1" svg:width="0.608cm" svg:height="0.608cm" svg:x="4.515cm" svg:y="21.22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2" draw:name="https://upload.wikimedia.org/wikipedia/commons/thumb/5/55/WMA_button2b.png/17px-WMA_button2b.png" draw:style-name="gr1" draw:text-style-name="P1" svg:width="0.608cm" svg:height="0.608cm" svg:x="4.515cm" svg:y="21.67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3" draw:name="https://upload.wikimedia.org/wikipedia/commons/thumb/5/55/WMA_button2b.png/17px-WMA_button2b.png" draw:style-name="gr1" draw:text-style-name="P1" svg:width="0.608cm" svg:height="0.608cm" svg:x="4.515cm" svg:y="25.738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4" draw:name="https://upload.wikimedia.org/wikipedia/commons/thumb/5/55/WMA_button2b.png/17px-WMA_button2b.png" draw:style-name="gr1" draw:text-style-name="P1" svg:width="0.608cm" svg:height="0.608cm" svg:x="4.515cm" svg:y="27.093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  <draw:frame draw:z-index="45" draw:name="https://upload.wikimedia.org/wikipedia/commons/thumb/5/55/WMA_button2b.png/17px-WMA_button2b.png" draw:style-name="gr1" draw:text-style-name="P1" svg:width="0.608cm" svg:height="0.608cm" svg:x="4.515cm" svg:y="27.544cm">
            <draw:image xlink:href="https://upload.wikimedia.org/wikipedia/commons/thumb/5/55/WMA_button2b.png/17px-WMA_button2b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3"/>
        <table:table-row table:style-name="ro2">
          <table:table-cell table:style-name="ce1" office:value-type="string" calcext:value-type="string">
            <text:p>Project name </text:p>
          </table:table-cell>
          <table:table-cell table:style-name="ce1" office:value-type="string" calcext:value-type="string">
            <text:p>Sponsoring company </text:p>
          </table:table-cell>
          <table:table-cell table:style-name="ce1" office:value-type="string" calcext:value-type="string">
            <text:p>Coordinates </text:p>
          </table:table-cell>
          <table:table-cell table:style-name="ce1" office:value-type="string" calcext:value-type="string">
            <text:p>Turbines </text:p>
          </table:table-cell>
          <table:table-cell table:style-name="ce1" office:value-type="string" calcext:value-type="string">
            <text:p>Capacity (MW) 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Completion Date </text:p>
          </table:table-cell>
          <table:table-cell table:style-name="ce1" office:value-type="string" calcext:value-type="string">
            <text:p>Notes </text:p>
          </table:table-cell>
        </table:table-row>
        <table:table-row table:style-name="ro2">
          <table:table-cell office:value-type="string" calcext:value-type="string">
            <text:p><text:a xlink:href="https://en.wikipedia.org/wiki/Ararat_Wind_Farm" xlink:type="simple">Ararat Wind Farm</text:a> </text:p>
          </table:table-cell>
          <table:table-cell office:value-type="string" calcext:value-type="string">
            <text:p><text:a xlink:href="https://en.wikipedia.org/wiki/RES_Australia" xlink:type="simple">RES Australia</text:a> </text:p>
          </table:table-cell>
          <table:table-cell office:value-type="string" calcext:value-type="string">
            <text:p><text:a xlink:href="https://geohack.toolforge.org/geohack.php?pagename=List_of_wind_farms_in_Victoria&amp;params=37.244752_S_142.984501_E_&amp;title=Ararat+Wind+Farm" xlink:type="simple">37.244752°S 142.984501°E</text:a> 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May 2017 </text:p>
          </table:table-cell>
          <table:table-cell table:style-name="ce2" office:value-type="string" calcext:value-type="string">
            <text:p><text:a xlink:href="https://en.wikipedia.org/wiki/List_of_wind_farms_in_Victoria#cite_note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ald_Hills_Wind_Farm" xlink:type="simple">Bald Hills Wind Farm</text:a> </text:p>
          </table:table-cell>
          <table:table-cell office:value-type="string" calcext:value-type="string">
            <text:p><text:a xlink:href="https://en.wikipedia.org/wiki/Mitsui" xlink:type="simple">Mitsui</text:a> </text:p>
          </table:table-cell>
          <table:table-cell office:value-type="string" calcext:value-type="string">
            <text:p><text:a xlink:href="https://geohack.toolforge.org/geohack.php?pagename=List_of_wind_farms_in_Victoria&amp;params=38.768_S_145.911_E_&amp;title=Bald+Hills+Wind+Farm" xlink:type="simple">38.768°S 145.911°E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July 2015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Bulgana_Green_Power_Hub" xlink:type="simple">Bulgana</text:a> </text:p>
          </table:table-cell>
          <table:table-cell office:value-type="string" calcext:value-type="string">
            <text:p><text:a xlink:href="https://en.wikipedia.org/wiki/Neoen" xlink:type="simple">Neoen</text:a> </text:p>
          </table:table-cell>
          <table:table-cell office:value-type="string" calcext:value-type="string">
            <text:p><text:a xlink:href="https://geohack.toolforge.org/geohack.php?pagename=List_of_wind_farms_in_Victoria&amp;params=37_5_51_S_142_58_25_E_&amp;title=Bulgana" xlink:type="simple">37°5′51″S142°58′25″E</text:a> 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August 2019 </text:p>
          </table:table-cell>
          <table:table-cell table:style-name="ce2" office:value-type="string" calcext:value-type="string">
            <text:p><text:a xlink:href="https://en.wikipedia.org/wiki/List_of_wind_farms_in_Victoria#cite_note-6" xlink:type="simple">[6]</text:a><text:a xlink:href="https://en.wikipedia.org/wiki/List_of_wind_farms_in_Victoria#cite_note-7" xlink:type="simple">[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hallicum_Hills_Wind_Farm,_Victoria_(Australia)" xlink:type="simple">Challicum Hills Wind Farm</text:a>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7.382939_S_143.088676_E_&amp;title=Challicum+Hills+Wind+Farm" xlink:type="simple">37.382939°S 143.088676°E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August 2003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Chepstowe_Wind_Farm&amp;action=edit&amp;redlink=1" xlink:type="simple">Chepstowe Wind Farm</text:a> </text:p>
          </table:table-cell>
          <table:table-cell office:value-type="string" calcext:value-type="string">
            <text:p>Future Wind </text:p>
          </table:table-cell>
          <table:table-cell office:value-type="string" calcext:value-type="string">
            <text:p><text:a xlink:href="https://geohack.toolforge.org/geohack.php?pagename=List_of_wind_farms_in_Victoria&amp;params=37.589_S_143.510_E_&amp;title=Chepstowe+Wind+Farm" xlink:type="simple">37.589°S 143.510°E</text:a> 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April 2015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Codrington_Wind_Farm" xlink:type="simple">Codrington Wind Farm</text:a>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8.273565_S_141.976055_E_&amp;title=Codrington+Wind+Farm" xlink:type="simple">38.273565°S 141.976055°E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Operating </text:p>
          </table:table-cell>
          <table:table-cell table:style-name="ce2" office:value-type="float" office:value="2001" calcext:value-type="float">
            <text:p>2001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Coonooer_Bridge_Wind_Farm" xlink:type="simple">Coonooer Bridge</text:a> </text:p>
          </table:table-cell>
          <table:table-cell office:value-type="string" calcext:value-type="string">
            <text:p>Windlab Limited </text:p>
          </table:table-cell>
          <table:table-cell office:value-type="string" calcext:value-type="string">
            <text:p><text:a xlink:href="https://geohack.toolforge.org/geohack.php?pagename=List_of_wind_farms_in_Victoria&amp;params=36.4362_S_143.3616_E_region:AU-VIC_type:landmark&amp;title=Coonooer+Bridge" xlink:type="simple">36.4362°S 143.3616°E</text:a> 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9.8" calcext:value-type="float">
            <text:p>19.8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March 2016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Crowlands_Wind_Farm&amp;action=edit&amp;redlink=1" xlink:type="simple">Crowlands</text:a>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7.150_S_143.090_E_&amp;title=Crowlands+Wind+Energy+Project" xlink:type="simple">37.150°S 143.090°E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November 2019 </text:p>
          </table:table-cell>
          <table:table-cell table:style-name="ce2" office:value-type="string" calcext:value-type="string">
            <text:p><text:a xlink:href="https://en.wikipedia.org/wiki/List_of_wind_farms_in_Victoria#cite_note-:0-8" xlink:type="simple">[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Kiata_Wind_Farm" xlink:type="simple">Kiata Wind Farm</text:a> </text:p>
          </table:table-cell>
          <table:table-cell office:value-type="string" calcext:value-type="string">
            <text:p>WindLab </text:p>
          </table:table-cell>
          <table:table-cell office:value-type="string" calcext:value-type="string">
            <text:p><text:a xlink:href="https://geohack.toolforge.org/geohack.php?pagename=List_of_wind_farms_in_Victoria&amp;params=36.22_S_141.47_E_&amp;title=Kiata+Wind+Farm" xlink:type="simple">36.22°S 141.47°E</text:a> </text:p>
          </table:table-cell>
          <table:table-cell office:value-type="float" office:value="9" calcext:value-type="float">
            <text:p>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Operating </text:p>
          </table:table-cell>
          <table:table-cell table:style-name="ce2" office:value-type="float" office:value="2018" calcext:value-type="float">
            <text:p>2018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Leonards_Hill_Wind_Farm" xlink:type="simple">Leonards Hill Wind Farm</text:a> </text:p>
          </table:table-cell>
          <table:table-cell office:value-type="string" calcext:value-type="string">
            <text:p>Hepburn Wind </text:p>
          </table:table-cell>
          <table:table-cell office:value-type="string" calcext:value-type="string">
            <text:p><text:a xlink:href="https://geohack.toolforge.org/geohack.php?pagename=List_of_wind_farms_in_Victoria&amp;params=37.425_S_144.120_E_&amp;title=Hepburn+Community+Wind+Farm" xlink:type="simple">37.425°S 144.120°E</text:a> 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July 2011 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n.wikipedia.org/wiki/Macarthur_Wind_Farm" xlink:type="simple">Macarthur Wind Farm</text:a> </text:p>
          </table:table-cell>
          <table:table-cell office:value-type="string" calcext:value-type="string">
            <text:p><text:a xlink:href="https://en.wikipedia.org/wiki/AGL_Energy" xlink:type="simple">AGL Energy</text:a>/<text:a xlink:href="https://en.wikipedia.org/wiki/Meridian_Energy" xlink:type="simple">Meridian Energy</text:a> </text:p>
          </table:table-cell>
          <table:table-cell office:value-type="string" calcext:value-type="string">
            <text:p><text:a xlink:href="https://geohack.toolforge.org/geohack.php?pagename=List_of_wind_farms_in_Victoria&amp;params=38.040_S_142.025_E_&amp;title=Macarthur+Wind+Farm" xlink:type="simple">38.040°S 142.025°E</text:a> </text:p>
          </table:table-cell>
          <table:table-cell office:value-type="float" office:value="140" calcext:value-type="float">
            <text:p>14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January 2013 </text:p>
          </table:table-cell>
          <table:table-cell table:style-name="ce2" office:value-type="string" calcext:value-type="string">
            <text:p><text:a xlink:href="https://en.wikipedia.org/wiki/List_of_wind_farms_in_Victoria#cite_note-9" xlink:type="simple">[9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Maroona_Wind_Farm&amp;action=edit&amp;redlink=1" xlink:type="simple">Maroona Wind Farm</text:a> </text:p>
          </table:table-cell>
          <table:table-cell office:value-type="string" calcext:value-type="string">
            <text:p>Future Energy </text:p>
          </table:table-cell>
          <table:table-cell office:value-type="string" calcext:value-type="string">
            <text:p><text:a xlink:href="https://geohack.toolforge.org/geohack.php?pagename=List_of_wind_farms_in_Victoria&amp;params=37.430_S_142.824_E_&amp;title=Maroona+Wind+Farm" xlink:type="simple">37.430°S 142.824°E</text:a> 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.2" calcext:value-type="float">
            <text:p>7.2</text:p>
          </table:table-cell>
          <table:table-cell office:value-type="string" calcext:value-type="string">
            <text:p>Operating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10" xlink:type="simple">[10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Mortons_Lane_Wind_Farm&amp;action=edit&amp;redlink=1" xlink:type="simple">Mortons Lane Wind Farm</text:a> (Woodhouse) </text:p>
          </table:table-cell>
          <table:table-cell office:value-type="string" calcext:value-type="string">
            <text:p>Tian Run Australia </text:p>
          </table:table-cell>
          <table:table-cell office:value-type="string" calcext:value-type="string">
            <text:p><text:a xlink:href="https://geohack.toolforge.org/geohack.php?pagename=List_of_wind_farms_in_Victoria&amp;params=37.835_S_142.450_E_&amp;title=Mortons+Lane+Wind+Farm" xlink:type="simple">37.835°S 142.450°E</text:a> 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May 2012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Mount_Mercer_Wind_Farm" xlink:type="simple">Mount Mercer Wind Farm</text:a> </text:p>
          </table:table-cell>
          <table:table-cell office:value-type="string" calcext:value-type="string">
            <text:p><text:a xlink:href="https://en.wikipedia.org/wiki/Meridian_Energy" xlink:type="simple">Meridian Energy</text:a> </text:p>
          </table:table-cell>
          <table:table-cell office:value-type="string" calcext:value-type="string">
            <text:p><text:a xlink:href="https://geohack.toolforge.org/geohack.php?pagename=List_of_wind_farms_in_Victoria&amp;params=37.841_S_143.871_E_&amp;title=Mount+Mercer+Wind+Farm" xlink:type="simple">37.841°S 143.871°E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September 2014 </text:p>
          </table:table-cell>
          <table:table-cell table:style-name="ce2" office:value-type="string" calcext:value-type="string">
            <text:p><text:a xlink:href="https://en.wikipedia.org/wiki/List_of_wind_farms_in_Victoria#cite_note-11" xlink:type="simple">[11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Murra_Warra_Wind_Farm" xlink:type="simple">Murra Warra Wind Farm</text:a> </text:p>
            <text:p>Stage 1 </text:p>
          </table:table-cell>
          <table:table-cell office:value-type="string" calcext:value-type="string">
            <text:p><text:a xlink:href="https://en.wikipedia.org/wiki/RES_Australia" xlink:type="simple">RES Australia</text:a>/ <text:a xlink:href="https://en.wikipedia.org/wiki/Macquarie_Group" xlink:type="simple">Macquarie Group</text:a> </text:p>
          </table:table-cell>
          <table:table-cell office:value-type="string" calcext:value-type="string">
            <text:p><text:a xlink:href="https://geohack.toolforge.org/geohack.php?pagename=List_of_wind_farms_in_Victoria&amp;params=36.431_S_142.321_E_&amp;title=Murra+Warra+Wind+Farm" xlink:type="simple">36.431°S 142.321°E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225.7" calcext:value-type="float">
            <text:p>225.7</text:p>
          </table:table-cell>
          <table:table-cell office:value-type="string" calcext:value-type="string">
            <text:p>Operating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:0-8" xlink:type="simple">[8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Oaklands_Hill_Wind_Farm&amp;action=edit&amp;redlink=1" xlink:type="simple">Oaklands Hill Wind Farm</text:a> </text:p>
          </table:table-cell>
          <table:table-cell office:value-type="string" calcext:value-type="string">
            <text:p><text:a xlink:href="https://en.wikipedia.org/wiki/AGL_Energy" xlink:type="simple">AGL Energy</text:a> </text:p>
          </table:table-cell>
          <table:table-cell office:value-type="string" calcext:value-type="string">
            <text:p><text:a xlink:href="https://geohack.toolforge.org/geohack.php?pagename=List_of_wind_farms_in_Victoria&amp;params=37.68_S_142.55_E_&amp;title=Oaklands+Hill+Wind+Energy+Project" xlink:type="simple">37.68°S 142.55°E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67.2" calcext:value-type="float">
            <text:p>67.2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April 2012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Portland_Wind_Farm" xlink:type="simple">Portland Wind Farm</text:a> </text:p>
            <text:p>Stage 1: Yambuk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8.300_S_142.003_E_&amp;title=Yambuk+Wind+Farm" xlink:type="simple">38.300°S 142.003°E</text:a>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May 2007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Portland_Wind_Farm" xlink:type="simple">Portland Wind Farm</text:a> </text:p>
            <text:p>Stage 2: Cape Bridgewater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8.375_S_141.395_E_&amp;title=Cape+Bridgewater+Wind+Farm" xlink:type="simple">38.375°S 141.395°E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October 2009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Portland_Wind_Farm" xlink:type="simple">Portland Wind Farm</text:a> </text:p>
            <text:p>Stage 3: Cape Nelson South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8.425_S_141.535_E_&amp;title=Cape+Nelson+South+Wind+Farm" xlink:type="simple">38.425°S 141.535°E</text:a> 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July 2009 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Portland_Wind_Farm" xlink:type="simple">Portland Wind Farm</text:a> </text:p>
            <text:p>Stage 4: Cape Sir William Grant and Cape Nelson North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8.400_S_141.620_E_&amp;title=Cape+Sir+William+Grant+Wind+Energy+Project" xlink:type="simple">38.400°S 141.620°E</text:a> 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February 2015 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Salt_Creek_Wind_Farm&amp;action=edit&amp;redlink=1" xlink:type="simple">Salt Creek Wind Farm</text:a> (<text:a xlink:href="https://en.wikipedia.org/wiki/Woorndoo,_Victoria" xlink:type="simple">Woorndoo</text:a>) </text:p>
          </table:table-cell>
          <table:table-cell office:value-type="string" calcext:value-type="string">
            <text:p><text:a xlink:href="https://en.wikipedia.org/wiki/Tilt_Renewables" xlink:type="simple">Tilt Renewables</text:a> </text:p>
          </table:table-cell>
          <table:table-cell office:value-type="string" calcext:value-type="string">
            <text:p><text:a xlink:href="https://geohack.toolforge.org/geohack.php?pagename=List_of_wind_farms_in_Victoria&amp;params=37.945_S_142.630_E_&amp;title=Salt+Creek+Wind+Farm" xlink:type="simple">37.945°S 142.630°E</text:a>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rating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12" xlink:type="simple">[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oora_Wind_Farm" xlink:type="simple">Toora Wind Farm</text:a> </text:p>
          </table:table-cell>
          <table:table-cell office:value-type="string" calcext:value-type="string">
            <text:p><text:a xlink:href="https://en.wikipedia.org/w/index.php?title=Transfield_Infrastructure_Fund&amp;action=edit&amp;redlink=1" xlink:type="simple">Transfield Infrastructure Fund</text:a> </text:p>
          </table:table-cell>
          <table:table-cell office:value-type="string" calcext:value-type="string">
            <text:p><text:a xlink:href="https://geohack.toolforge.org/geohack.php?pagename=List_of_wind_farms_in_Victoria&amp;params=38.656730_S_146.340926_E_&amp;title=Toora+Wind+Farm" xlink:type="simple">38.656730°S 146.340926°E</text:a> 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erating </text:p>
          </table:table-cell>
          <table:table-cell table:style-name="ce2" office:value-type="float" office:value="2002" calcext:value-type="float">
            <text:p>2002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Waubra_Wind_Farm" xlink:type="simple">Waubra Wind Farm</text:a> </text:p>
          </table:table-cell>
          <table:table-cell office:value-type="string" calcext:value-type="string">
            <text:p><text:a xlink:href="https://en.wikipedia.org/wiki/Acciona_Energy" xlink:type="simple">Acciona Energy</text:a>/ <text:a xlink:href="https://en.wikipedia.org/wiki/Australia_and_New_Zealand_Banking_Group" xlink:type="simple">ANZ Infrastructure Services</text:a> </text:p>
          </table:table-cell>
          <table:table-cell office:value-type="string" calcext:value-type="string">
            <text:p><text:a xlink:href="https://geohack.toolforge.org/geohack.php?pagename=List_of_wind_farms_in_Victoria&amp;params=37.365533_S_143.624289_E_&amp;title=Waubra+Wind+Farm" xlink:type="simple">37.365533°S 143.624289°E</text:a> 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perating 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Wonthaggi_Wind_Farm" xlink:type="simple">Wonthaggi Wind Farm</text:a> </text:p>
          </table:table-cell>
          <table:table-cell office:value-type="string" calcext:value-type="string">
            <text:p>Wind Power Pty Ltd </text:p>
          </table:table-cell>
          <table:table-cell office:value-type="string" calcext:value-type="string">
            <text:p><text:a xlink:href="https://geohack.toolforge.org/geohack.php?pagename=List_of_wind_farms_in_Victoria&amp;params=38.603_S_145.545_E_&amp;title=Wonthaggi+Wind+Farm" xlink:type="simple">38.603°S 145.545°E</text:a> 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rating 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Mount_Gellibrand_Wind_Farm&amp;action=edit&amp;redlink=1" xlink:type="simple">Mount Gellibrand Wind Farm</text:a> </text:p>
          </table:table-cell>
          <table:table-cell office:value-type="string" calcext:value-type="string">
            <text:p><text:a xlink:href="https://en.wikipedia.org/wiki/Acciona_Energy" xlink:type="simple">Acciona Energy</text:a> </text:p>
          </table:table-cell>
          <table:table-cell office:value-type="string" calcext:value-type="string">
            <text:p><text:a xlink:href="https://geohack.toolforge.org/geohack.php?pagename=List_of_wind_farms_in_Victoria&amp;params=38.230_S_143.765_E_&amp;title=Mount+Gellibrand+Wind+Energy+Project" xlink:type="simple">38.230°S 143.765°E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perating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Yaloak_South_Wind_Farm&amp;action=edit&amp;redlink=1" xlink:type="simple">Yaloak South Wind Farm</text:a> </text:p>
          </table:table-cell>
          <table:table-cell office:value-type="string" calcext:value-type="string">
            <text:p><text:a xlink:href="https://en.wikipedia.org/wiki/Pacific_Hydro" xlink:type="simple">Pacific Hydro</text:a> </text:p>
          </table:table-cell>
          <table:table-cell office:value-type="string" calcext:value-type="string">
            <text:p><text:a xlink:href="https://geohack.toolforge.org/geohack.php?pagename=List_of_wind_farms_in_Victoria&amp;params=37.660_S_143.635_E_&amp;title=Yaloak+South+Wind+Farm" xlink:type="simple">37.660°S 143.635°E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erating </text:p>
          </table:table-cell>
          <table:table-cell table:style-name="ce5" office:value-type="string" calcext:value-type="string">
            <text:p>June 2018 </text:p>
          </table:table-cell>
          <table:table-cell table:style-name="ce2" office:value-type="string" calcext:value-type="string">
            <text:p><text:a xlink:href="https://en.wikipedia.org/wiki/List_of_wind_farms_in_Victoria#cite_note-13" xlink:type="simple">[1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Dundonnell_Wind_Farm" xlink:type="simple">Dundonnell Wind Farm</text:a> (Mortlake) </text:p>
          </table:table-cell>
          <table:table-cell office:value-type="string" calcext:value-type="string">
            <text:p><text:a xlink:href="https://en.wikipedia.org/wiki/Tilt_Renewables" xlink:type="simple">Tilt Renewables</text:a> </text:p>
          </table:table-cell>
          <table:table-cell office:value-type="string" calcext:value-type="string">
            <text:p><text:a xlink:href="https://geohack.toolforge.org/geohack.php?pagename=List_of_wind_farms_in_Victoria&amp;params=37_54_S_143_0_E_&amp;title=Dundonnell" xlink:type="simple">37°54′S143°0′E</text:a> 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Under construction<text:a xlink:href="https://en.wikipedia.org/wiki/List_of_wind_farms_in_Victoria#cite_note-dundonnell-14" xlink:type="simple">[14]</text:a> </text:p>
          </table:table-cell>
          <table:table-cell/>
          <table:table-cell table:style-name="ce2" office:value-type="string" calcext:value-type="string">
            <text:p>Expected Completion late 2020<text:a xlink:href="https://en.wikipedia.org/wiki/List_of_wind_farms_in_Victoria#cite_note-dundonnell-14" xlink:type="simple">[14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Lal_Lal_Wind_Farm" xlink:type="simple">Lal Lal Wind Farm</text:a><text:a xlink:href="https://en.wikipedia.org/wiki/List_of_wind_farms_in_Victoria#cite_note-15" xlink:type="simple">[15]</text:a><text:a xlink:href="https://en.wikipedia.org/wiki/List_of_wind_farms_in_Victoria#cite_note-16" xlink:type="simple">[16]</text:a> </text:p>
          </table:table-cell>
          <table:table-cell office:value-type="string" calcext:value-type="string">
            <text:p><text:a xlink:href="https://en.wikipedia.org/wiki/WestWind_Energy" xlink:type="simple">WestWind Energy</text:a> </text:p>
          </table:table-cell>
          <table:table-cell office:value-type="string" calcext:value-type="string">
            <text:p><text:a xlink:href="https://geohack.toolforge.org/geohack.php?pagename=List_of_wind_farms_in_Victoria&amp;params=37.754_S_144.000_E_dim:3000&amp;title=Lal+Lal+Wind+Energy+Project" xlink:type="simple">37.754°S 144.000°E</text:a></text:p>
            <text:p><text:a xlink:href="https://geohack.toolforge.org/geohack.php?pagename=List_of_wind_farms_in_Victoria&amp;params=37.626_S_144.021_E_dim:5000&amp;title=Lal+Lal+Wind+Energy+Project" xlink:type="simple">37.626°S 144.021°E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nder construction <text:a xlink:href="https://en.wikipedia.org/wiki/List_of_wind_farms_in_Victoria#cite_note-:0-8" xlink:type="simple">[8]</text:a> </text:p>
          </table:table-cell>
          <table:table-cell/>
          <table:table-cell table:style-name="ce2" office:value-type="string" calcext:value-type="string">
            <text:p>Approved April 2009, Amended March 2017<text:a xlink:href="https://en.wikipedia.org/wiki/List_of_wind_farms_in_Victoria#cite_note-17" xlink:type="simple">[17]</text:a> </text:p>
          </table:table-cell>
        </table:table-row>
        <table:table-row table:style-name="ro7">
          <table:table-cell office:value-type="string" calcext:value-type="string">
            <text:p><text:a xlink:href="https://en.wikipedia.org/wiki/Moorabool_Wind_Farm" xlink:type="simple">Moorabool Wind Farm</text:a><text:a xlink:href="https://en.wikipedia.org/wiki/List_of_wind_farms_in_Victoria#cite_note-18" xlink:type="simple">[18]</text:a> </text:p>
          </table:table-cell>
          <table:table-cell office:value-type="string" calcext:value-type="string">
            <text:p><text:a xlink:href="https://en.wikipedia.org/wiki/WestWind_Energy" xlink:type="simple">WestWind Energy</text:a> </text:p>
          </table:table-cell>
          <table:table-cell office:value-type="string" calcext:value-type="string">
            <text:p><text:a xlink:href="https://geohack.toolforge.org/geohack.php?pagename=List_of_wind_farms_in_Victoria&amp;params=37.703_S_144.176_E_&amp;title=Moorabool+Wind+Farm" xlink:type="simple">37.703°S 144.176°E</text:a> 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perating <text:a xlink:href="https://en.wikipedia.org/wiki/List_of_wind_farms_in_Victoria#cite_note-:0-8" xlink:type="simple">[8]</text:a> </text:p>
          </table:table-cell>
          <table:table-cell/>
          <table:table-cell table:style-name="ce2" office:value-type="string" calcext:value-type="string">
            <text:p>Approved Oct 2010. Construction expected to commence mid 2018, completion mid 2020<text:a xlink:href="https://en.wikipedia.org/wiki/List_of_wind_farms_in_Victoria#cite_note-19" xlink:type="simple">[19]</text:a> </text:p>
          </table:table-cell>
        </table:table-row>
        <table:table-row table:style-name="ro3">
          <table:table-cell office:value-type="string" calcext:value-type="string">
            <text:p><text:a xlink:href="https://en.wikipedia.org/w/index.php?title=Mortlake_South_Wind_Farm&amp;action=edit&amp;redlink=1" xlink:type="simple">Mortlake South Wind Farm</text:a> </text:p>
          </table:table-cell>
          <table:table-cell office:value-type="string" calcext:value-type="string">
            <text:p><text:a xlink:href="https://en.wikipedia.org/wiki/Acciona_Energy" xlink:type="simple">Acciona Energy</text:a> </text:p>
          </table:table-cell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Under construction<text:a xlink:href="https://en.wikipedia.org/wiki/List_of_wind_farms_in_Victoria#cite_note-20" xlink:type="simple">[20]</text:a> </text:p>
          </table:table-cell>
          <table:table-cell/>
          <table:table-cell table:style-name="ce2" office:value-type="string" calcext:value-type="string">
            <text:p>Expected Completion Oct 2020<text:a xlink:href="https://en.wikipedia.org/wiki/List_of_wind_farms_in_Victoria#cite_note-21" xlink:type="simple">[2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Stockyard_Hill_Wind_Farm" xlink:type="simple">Stockyard Hill Wind Farm</text:a> </text:p>
          </table:table-cell>
          <table:table-cell office:value-type="string" calcext:value-type="string">
            <text:p><text:a xlink:href="https://en.wikipedia.org/wiki/Goldwind_Australia" xlink:type="simple">Goldwind Australia</text:a> </text:p>
          </table:table-cell>
          <table:table-cell office:value-type="string" calcext:value-type="string">
            <text:p><text:a xlink:href="https://geohack.toolforge.org/geohack.php?pagename=List_of_wind_farms_in_Victoria&amp;params=37_32_9_S_143_15_5_E_type:landmark&amp;title=Stockyard+Hill" xlink:type="simple">37°32′9″S143°15′5″E</text:a> 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530" calcext:value-type="float">
            <text:p>530</text:p>
          </table:table-cell>
          <table:table-cell office:value-type="string" calcext:value-type="string">
            <text:p>Under construction <text:a xlink:href="https://en.wikipedia.org/wiki/List_of_wind_farms_in_Victoria#cite_note-:0-8" xlink:type="simple">[8]</text:a> </text:p>
          </table:table-cell>
          <table:table-cell table:style-name="ce2" office:value-type="string" calcext:value-type="string">
            <text:p>Expected completion mid 2020. </text:p>
          </table:table-cell>
          <table:table-cell table:style-name="ce2" office:value-type="string" calcext:value-type="string">
            <text:p><text:a xlink:href="https://en.wikipedia.org/wiki/List_of_wind_farms_in_Victoria#cite_note-22" xlink:type="simple">[22]</text:a> </text:p>
          </table:table-cell>
        </table:table-row>
        <table:table-row table:style-name="ro3">
          <table:table-cell office:value-type="string" calcext:value-type="string">
            <text:p>Timboon West </text:p>
          </table:table-cell>
          <table:table-cell office:value-type="string" calcext:value-type="string">
            <text:p>Future Energy </text:p>
          </table:table-cell>
          <table:table-cell office:value-type="string" calcext:value-type="string">
            <text:p><text:a xlink:href="https://geohack.toolforge.org/geohack.php?pagename=List_of_wind_farms_in_Victoria&amp;params=38.528_S_142.916_E_&amp;title=Timboon+West" xlink:type="simple">38.528°S 142.916°E</text:a> 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der construction <text:a xlink:href="https://en.wikipedia.org/wiki/List_of_wind_farms_in_Victoria#cite_note-:0-8" xlink:type="simple">[8]</text:a> </text:p>
          </table:table-cell>
          <table:table-cell/>
          <table:table-cell table:style-name="ce2" office:value-type="string" calcext:value-type="string">
            <text:p>Planning Approved Mar 2017 </text:p>
          </table:table-cell>
        </table:table-row>
        <table:table-row table:style-name="ro3">
          <table:table-cell office:value-type="string" calcext:value-type="string">
            <text:p>Yawong </text:p>
          </table:table-cell>
          <table:table-cell office:value-type="string" calcext:value-type="string">
            <text:p>Future Energy </text:p>
          </table:table-cell>
          <table:table-cell office:value-type="string" calcext:value-type="string">
            <text:p><text:a xlink:href="https://geohack.toolforge.org/geohack.php?pagename=List_of_wind_farms_in_Victoria&amp;params=36.481_S_143.367_E_&amp;title=Yawong" xlink:type="simple">36.481°S 143.367°E</text:a> 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Under construction <text:a xlink:href="https://en.wikipedia.org/wiki/List_of_wind_farms_in_Victoria#cite_note-:0-8" xlink:type="simple">[8]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Murra_Warra_Wind_Farm" xlink:type="simple">Murra Warra Wind Farm</text:a> </text:p>
            <text:p>Stage 2 </text:p>
          </table:table-cell>
          <table:table-cell office:value-type="string" calcext:value-type="string">
            <text:p><text:a xlink:href="https://en.wikipedia.org/wiki/RES_Australia" xlink:type="simple">RES Australia</text:a>/ <text:a xlink:href="https://en.wikipedia.org/wiki/Macquarie_Group" xlink:type="simple">Macquarie Group</text:a> </text:p>
          </table:table-cell>
          <table:table-cell office:value-type="string" calcext:value-type="string">
            <text:p><text:a xlink:href="https://geohack.toolforge.org/geohack.php?pagename=List_of_wind_farms_in_Victoria&amp;params=36.431_S_142.321_E_&amp;title=Murra+Warra+Wind+Farm" xlink:type="simple">36.431°S 142.321°E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Planning Approved Nov 2016<text:a xlink:href="https://en.wikipedia.org/wiki/List_of_wind_farms_in_Victoria#cite_note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Berrimal_Wind_farm&amp;action=edit&amp;redlink=1" xlink:type="simple">Berrimal Wind farm</text:a> </text:p>
          </table:table-cell>
          <table:table-cell office:value-type="string" calcext:value-type="string">
            <text:p><text:a xlink:href="https://en.wikipedia.org/wiki/Acciona_Energy" xlink:type="simple">Acciona Energy</text:a> </text:p>
          </table:table-cell>
          <table:table-cell office:value-type="string" calcext:value-type="string">
            <text:p><text:a xlink:href="https://geohack.toolforge.org/geohack.php?pagename=List_of_wind_farms_in_Victoria&amp;params=36.510_S_143.455_E_&amp;title=Berrimal+Wind+Energy+Project" xlink:type="simple">36.510°S 143.455°E</text:a> 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Planning Approved September 2014<text:a xlink:href="https://en.wikipedia.org/wiki/List_of_wind_farms_in_Victoria#cite_note-DoSDBI-2" xlink:type="simple">[2]</text:a> Under review 2018<text:a xlink:href="https://en.wikipedia.org/wiki/List_of_wind_farms_in_Victoria#cite_note-24" xlink:type="simple">[24]</text:a> </text:p>
          </table:table-cell>
        </table:table-row>
        <table:table-row table:style-name="ro6">
          <table:table-cell office:value-type="string" calcext:value-type="string">
            <text:p><text:a xlink:href="https://en.wikipedia.org/w/index.php?title=Berrybank_Wind_Farm&amp;action=edit&amp;redlink=1" xlink:type="simple">Berrybank Wind Farm</text:a> </text:p>
          </table:table-cell>
          <table:table-cell office:value-type="string" calcext:value-type="string">
            <text:p><text:a xlink:href="https://en.wikipedia.org/wiki/Gas_Natural" xlink:type="simple">Unión Fenosa Wind Australia</text:a> </text:p>
          </table:table-cell>
          <table:table-cell office:value-type="string" calcext:value-type="string">
            <text:p><text:a xlink:href="https://geohack.toolforge.org/geohack.php?pagename=List_of_wind_farms_in_Victoria&amp;params=37.94_S_143.52_E_&amp;title=Berrybank+Wind+Energy+Project" xlink:type="simple">37.94°S 143.52°E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nder Construction <text:a xlink:href="https://en.wikipedia.org/wiki/List_of_wind_farms_in_Victoria#cite_note-25" xlink:type="simple">[25]</text:a> </text:p>
          </table:table-cell>
          <table:table-cell/>
          <table:table-cell table:style-name="ce2" office:value-type="string" calcext:value-type="string">
            <text:p>Approved August 2010. Amended February 2018.<text:a xlink:href="https://en.wikipedia.org/wiki/List_of_wind_farms_in_Victoria#cite_note-26" xlink:type="simple">[26]</text:a> </text:p>
          </table:table-cell>
        </table:table-row>
        <table:table-row table:style-name="ro6">
          <table:table-cell office:value-type="string" calcext:value-type="string">
            <text:p><text:a xlink:href="https://en.wikipedia.org/w/index.php?title=Hawkesdale_Wind_Farm&amp;action=edit&amp;redlink=1" xlink:type="simple">Hawkesdale Wind Farm</text:a><text:a xlink:href="https://en.wikipedia.org/wiki/List_of_wind_farms_in_Victoria#cite_note-27" xlink:type="simple">[27]</text:a> </text:p>
          </table:table-cell>
          <table:table-cell office:value-type="string" calcext:value-type="string">
            <text:p>Unión Fenosa Wind Australia </text:p>
          </table:table-cell>
          <table:table-cell office:value-type="string" calcext:value-type="string">
            <text:p><text:a xlink:href="https://geohack.toolforge.org/geohack.php?pagename=List_of_wind_farms_in_Victoria&amp;params=38.11_S_142.36_E_&amp;title=Hawkesdale+Wind+Energy+Project" xlink:type="simple">38.11°S 142.36°E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lanning approved <text:a xlink:href="https://en.wikipedia.org/wiki/List_of_wind_farms_in_Victoria#cite_note-:0-8" xlink:type="simple">[8]</text:a> </text:p>
          </table:table-cell>
          <table:table-cell/>
          <table:table-cell table:style-name="ce2" office:value-type="string" calcext:value-type="string">
            <text:p>Approved Aug 2008. Amended December 2017 </text:p>
          </table:table-cell>
        </table:table-row>
        <table:table-row table:style-name="ro4">
          <table:table-cell office:value-type="string" calcext:value-type="string">
            <text:p>Naroghid<text:a xlink:href="https://en.wikipedia.org/wiki/List_of_wind_farms_in_Victoria#cite_note-28" xlink:type="simple">[28]</text:a>(Woolsthorpe) </text:p>
          </table:table-cell>
          <table:table-cell office:value-type="string" calcext:value-type="string">
            <text:p>Wind Farm Developments </text:p>
          </table:table-cell>
          <table:table-cell office:value-type="string" calcext:value-type="string">
            <text:p><text:a xlink:href="https://geohack.toolforge.org/geohack.php?pagename=List_of_wind_farms_in_Victoria&amp;params=38.245_S_143.070_E_&amp;title=Naroghid+Wind+Energy+Project" xlink:type="simple">38.245°S 143.070°E</text:a> 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Approved April 2008. Amended May2017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Ryan_Corner_Wind_Farm&amp;action=edit&amp;redlink=1" xlink:type="simple">Ryan Corner Wind Farm</text:a><text:a xlink:href="https://en.wikipedia.org/wiki/List_of_wind_farms_in_Victoria#cite_note-29" xlink:type="simple">[29]</text:a> </text:p>
          </table:table-cell>
          <table:table-cell office:value-type="string" calcext:value-type="string">
            <text:p>Unión Fenosa Wind Australia </text:p>
          </table:table-cell>
          <table:table-cell office:value-type="string" calcext:value-type="string">
            <text:p><text:a xlink:href="https://geohack.toolforge.org/geohack.php?pagename=List_of_wind_farms_in_Victoria&amp;params=38.31_S_142.15_E_&amp;title=Ryan+Corner+Wind+Energy+Project" xlink:type="simple">38.31°S 142.15°E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Planning Approved Aug 2008. Amended December 2017 </text:p>
          </table:table-cell>
        </table:table-row>
        <table:table-row table:style-name="ro3">
          <table:table-cell office:value-type="string" calcext:value-type="string">
            <text:p>Cherry Tree </text:p>
          </table:table-cell>
          <table:table-cell office:value-type="string" calcext:value-type="string">
            <text:p><text:a xlink:href="https://en.wikipedia.org/wiki/Infigen_Energy" xlink:type="simple">Infigen Energy</text:a> 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Planning Approved Nov 2013 </text:p>
          </table:table-cell>
        </table:table-row>
        <table:table-row table:style-name="ro3">
          <table:table-cell office:value-type="string" calcext:value-type="string">
            <text:p>Darlington </text:p>
          </table:table-cell>
          <table:table-cell office:value-type="string" calcext:value-type="string">
            <text:p>Unión Fenosa Wind Australia </text:p>
          </table:table-cell>
          <table:table-cell office:value-type="string" calcext:value-type="string">
            <text:p><text:a xlink:href="https://geohack.toolforge.org/geohack.php?pagename=List_of_wind_farms_in_Victoria&amp;params=38.00_S_142.94_E_&amp;title=Darlington+Wind+Energy+Project" xlink:type="simple">38.00°S 142.94°E</text:a> </text:p>
          </table:table-cell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eking approval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30" xlink:type="simple">[30]</text:a><text:a xlink:href="https://en.wikipedia.org/wiki/List_of_wind_farms_in_Victoria#cite_note-31" xlink:type="simple">[31]</text:a> </text:p>
          </table:table-cell>
        </table:table-row>
        <table:table-row table:style-name="ro2">
          <table:table-cell office:value-type="string" calcext:value-type="string">
            <text:p>Dean </text:p>
          </table:table-cell>
          <table:table-cell office:value-type="string" calcext:value-type="string">
            <text:p>Wind Power Pty Ltd </text:p>
          </table:table-cell>
          <table:table-cell office:value-type="string" calcext:value-type="string">
            <text:p><text:a xlink:href="https://geohack.toolforge.org/geohack.php?pagename=List_of_wind_farms_in_Victoria&amp;params=37.465_S_143.995_E_&amp;title=Dean+Wind+Energy+Project" xlink:type="simple">37.465°S 143.995°E</text:a> 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Propos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renees </text:p>
          </table:table-cell>
          <table:table-cell office:value-type="string" calcext:value-type="string">
            <text:p>Wind Power Pty Ltd </text:p>
          </table:table-cell>
          <table:table-cell office:value-type="string" calcext:value-type="string">
            <text:p><text:a xlink:href="https://geohack.toolforge.org/geohack.php?pagename=List_of_wind_farms_in_Victoria&amp;params=37.050_S_143.780_E_&amp;title=Pyrenees+Wind+Energy+Project" xlink:type="simple">37.050°S 143.780°E</text:a> </text:p>
          </table:table-cell>
          <table:table-cell table:style-name="ce3"/>
          <table:table-cell office:value-type="float" office:value="200" calcext:value-type="float">
            <text:p>200</text:p>
          </table:table-cell>
          <table:table-cell office:value-type="string" calcext:value-type="string">
            <text:p>Propos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Sisters Wind Farm </text:p>
          </table:table-cell>
          <table:table-cell office:value-type="string" calcext:value-type="string">
            <text:p>Wind Farm Developments 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Propos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umburra </text:p>
          </table:table-cell>
          <table:table-cell office:value-type="string" calcext:value-type="string">
            <text:p>Wind Power Pty Ltd </text:p>
          </table:table-cell>
          <table:table-cell office:value-type="string" calcext:value-type="string">
            <text:p><text:a xlink:href="https://geohack.toolforge.org/geohack.php?pagename=List_of_wind_farms_in_Victoria&amp;params=38.425_S_145.830_E_&amp;title=Korumburra+Wind+Energy+Project" xlink:type="simple">38.425°S 145.830°E</text:a> 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string" calcext:value-type="string">
            <text:p>Feasibility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land </text:p>
          </table:table-cell>
          <table:table-cell office:value-type="string" calcext:value-type="string">
            <text:p>Wind Power Pty Ltd </text:p>
          </table:table-cell>
          <table:table-cell table:style-name="ce3" table:number-columns-repeated="2"/>
          <table:table-cell office:value-type="float" office:value="17.5" calcext:value-type="float">
            <text:p>17.5</text:p>
          </table:table-cell>
          <table:table-cell office:value-type="string" calcext:value-type="string">
            <text:p>Feasibility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donia Hills </text:p>
          </table:table-cell>
          <table:table-cell office:value-type="string" calcext:value-type="string">
            <text:p><text:a xlink:href="https://en.wikipedia.org/wiki/Hydro_Tasmania" xlink:type="simple">Hydro Tasmania</text:a> </text:p>
          </table:table-cell>
          <table:table-cell office:value-type="string" calcext:value-type="string">
            <text:p><text:a xlink:href="https://geohack.toolforge.org/geohack.php?pagename=List_of_wind_farms_in_Victoria&amp;params=37.215_S_144.510_E_&amp;title=Sidonia+Hills+Wind+Energy+Project" xlink:type="simple">37.215°S 144.510°E</text:a> 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office:value-type="string" calcext:value-type="string">
            <text:p>Feasib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rone </text:p>
          </table:table-cell>
          <table:table-cell office:value-type="string" calcext:value-type="string">
            <text:p>Unión Fenosa Wind Australia </text:p>
          </table:table-cell>
          <table:table-cell office:value-type="string" calcext:value-type="string">
            <text:p><text:a xlink:href="https://geohack.toolforge.org/geohack.php?pagename=List_of_wind_farms_in_Victoria&amp;params=37.68_S_142.55_E_&amp;title=Tarrone+Wind+Energy+Project" xlink:type="simple">37.68°S 142.55°E</text:a> 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asibility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erguson </text:p>
          </table:table-cell>
          <table:table-cell office:value-type="string" calcext:value-type="string">
            <text:p>Future Energy 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lanning approved </text:p>
          </table:table-cell>
          <table:table-cell/>
          <table:table-cell table:style-name="ce2" office:value-type="string" calcext:value-type="string">
            <text:p>Planning Approved Feb 2017 </text:p>
          </table:table-cell>
        </table:table-row>
        <table:table-row table:style-name="ro2">
          <table:table-cell office:value-type="string" calcext:value-type="string">
            <text:p>Nhill </text:p>
          </table:table-cell>
          <table:table-cell office:value-type="string" calcext:value-type="string">
            <text:p>Future Energy 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lanning approv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erton </text:p>
          </table:table-cell>
          <table:table-cell office:value-type="string" calcext:value-type="string">
            <text:p>Synergy Wind </text:p>
          </table:table-cell>
          <table:table-cell table:style-name="ce3"/>
          <table:table-cell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Seeking approval <text:a xlink:href="https://en.wikipedia.org/wiki/List_of_wind_farms_in_Victoria#cite_note-:0-8" xlink:type="simple">[8]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Golden_Plains_Wind_Farm&amp;action=edit&amp;redlink=1" xlink:type="simple">Golden Plains Wind Farm</text:a> </text:p>
          </table:table-cell>
          <table:table-cell office:value-type="string" calcext:value-type="string">
            <text:p><text:a xlink:href="https://en.wikipedia.org/wiki/WestWind_Energy" xlink:type="simple">WestWind Energy</text:a> </text:p>
          </table:table-cell>
          <table:table-cell table:style-name="ce3"/>
          <table:table-cell office:value-type="float" office:value="228" calcext:value-type="float">
            <text:p>228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Seeking approval <text:a xlink:href="https://en.wikipedia.org/wiki/List_of_wind_farms_in_Victoria#cite_note-:0-8" xlink:type="simple">[8]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leigh </text:p>
          </table:table-cell>
          <table:table-cell office:value-type="string" calcext:value-type="string">
            <text:p>Wind Farm Developments 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table:style-name="ce2" office:value-type="float" office:value="76.8" calcext:value-type="float">
            <text:p>76.8</text:p>
          </table:table-cell>
          <table:table-cell office:value-type="string" calcext:value-type="string">
            <text:p>Seeking approval <text:a xlink:href="https://en.wikipedia.org/wiki/List_of_wind_farms_in_Victoria#cite_note-:0-8" xlink:type="simple">[8]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unt Fyans </text:p>
          </table:table-cell>
          <table:table-cell office:value-type="string" calcext:value-type="string">
            <text:p>Woolnorth Wind Farms </text:p>
          </table:table-cell>
          <table:table-cell table:style-name="ce3"/>
          <table:table-cell office:value-type="float" office:value="85" calcext:value-type="float">
            <text:p>85</text:p>
          </table:table-cell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Seeking approval <text:a xlink:href="https://en.wikipedia.org/wiki/List_of_wind_farms_in_Victoria#cite_note-:0-8" xlink:type="simple">[8]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fle Butts </text:p>
          </table:table-cell>
          <table:table-cell office:value-type="string" calcext:value-type="string">
            <text:p>NewEn 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Planning approved <text:a xlink:href="https://en.wikipedia.org/wiki/List_of_wind_farms_in_Victoria#cite_note-:0-8" xlink:type="simple">[8]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g </text:p>
          </table:table-cell>
          <table:table-cell office:value-type="string" calcext:value-type="string">
            <text:p>Bayware 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Planning approved <text:a xlink:href="https://en.wikipedia.org/wiki/List_of_wind_farms_in_Victoria#cite_note-:0-8" xlink:type="simple">[8]</text:a>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ynton </text:p>
          </table:table-cell>
          <table:table-cell office:value-type="string" calcext:value-type="string">
            <text:p><text:a xlink:href="https://en.wikipedia.org/wiki/Stanwell_Corporation" xlink:type="simple">Stanwell Corporation</text:a> and WindLab Systems </text:p>
          </table:table-cell>
          <table:table-cell office:value-type="string" calcext:value-type="string">
            <text:p><text:a xlink:href="https://geohack.toolforge.org/geohack.php?pagename=List_of_wind_farms_in_Victoria&amp;params=37.145_S_144.675_E_&amp;title=Baynton+Wind+Energy+Project" xlink:type="simple">37.145°S 144.675°E</text:a> </text:p>
          </table:table-cell>
          <table:table-cell table:style-name="ce3"/>
          <table:table-cell office:value-type="float" office:value="50" calcext:value-type="float">
            <text:p>50</text:p>
          </table:table-cell>
          <table:table-cell office:value-type="string" calcext:value-type="string">
            <text:p>Cancell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ajung </text:p>
          </table:table-cell>
          <table:table-cell office:value-type="string" calcext:value-type="string">
            <text:p>Synergy Wind 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Cancell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covery Bay </text:p>
          </table:table-cell>
          <table:table-cell table:style-name="ce3" table:number-columns-repeated="3"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Cancelle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llar </text:p>
          </table:table-cell>
          <table:table-cell office:value-type="string" calcext:value-type="string">
            <text:p><text:a xlink:href="https://en.wikipedia.org/wiki/AGL_Energy" xlink:type="simple">AGL Energy</text:a> </text:p>
          </table:table-cell>
          <table:table-cell office:value-type="string" calcext:value-type="string">
            <text:p><text:a xlink:href="https://geohack.toolforge.org/geohack.php?pagename=List_of_wind_farms_in_Victoria&amp;params=38.580_S_146.200_E_&amp;title=Dollar+Wind+Farm" xlink:type="simple">38.580°S 146.200°E</text:a> 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32" xlink:type="simple">[32]</text:a> </text:p>
          </table:table-cell>
        </table:table-row>
        <table:table-row table:style-name="ro2">
          <table:table-cell office:value-type="string" calcext:value-type="string">
            <text:p>Newfield </text:p>
          </table:table-cell>
          <table:table-cell office:value-type="string" calcext:value-type="string">
            <text:p><text:a xlink:href="https://en.wikipedia.org/wiki/Acciona_Energy" xlink:type="simple">Acciona Energy</text:a> </text:p>
          </table:table-cell>
          <table:table-cell office:value-type="string" calcext:value-type="string">
            <text:p><text:a xlink:href="https://geohack.toolforge.org/geohack.php?pagename=List_of_wind_farms_in_Victoria&amp;params=38.558_S_143.015_E_&amp;title=Newfield+Wind+Energy+Project" xlink:type="simple">38.558°S 143.015°E</text:a> </text:p>
          </table:table-cell>
          <table:table-cell table:style-name="ce3"/>
          <table:table-cell office:value-type="float" office:value="22.5" calcext:value-type="float">
            <text:p>22.5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33" xlink:type="simple">[33]</text:a> </text:p>
          </table:table-cell>
        </table:table-row>
        <table:table-row table:style-name="ro1">
          <table:table-cell office:value-type="string" calcext:value-type="string">
            <text:p>Penshurst </text:p>
          </table:table-cell>
          <table:table-cell office:value-type="string" calcext:value-type="string">
            <text:p><text:a xlink:href="https://en.wikipedia.org/wiki/RES_Australia" xlink:type="simple">RES Australia</text:a> </text:p>
          </table:table-cell>
          <table:table-cell table:style-name="ce3"/>
          <table:table-cell office:value-type="float" office:value="223" calcext:value-type="float">
            <text:p>223</text:p>
          </table:table-cell>
          <table:table-cell table:style-name="ce2" office:value-type="float" office:value="758" calcext:value-type="float">
            <text:p>758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List_of_wind_farms_in_Victoria#cite_note-34" xlink:type="simple">[34]</text:a></text:p>
          </table:table-cell>
        </table:table-row>
      </table:table>
      <table:table table:name="power" table:style-name="ta1">
        <table:table-column table:style-name="co2" table:default-cell-style-name="ce6"/>
        <table:table-column table:style-name="co3" table:default-cell-style-name="ce6"/>
        <table:table-column table:style-name="co1" table:number-columns-repeated="1022" table:default-cell-style-name="ce6"/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al fired</text:p>
          </table:table-cell>
          <table:table-cell office:value-type="string" calcext:value-type="string">
            <text:p>Loy Yang Power Station</text:p>
          </table:table-cell>
          <table:table-cell office:value-type="string" calcext:value-type="string">
            <text:p>38°15′16″S 146°34′37″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coal fired</text:p>
          </table:table-cell>
          <table:table-cell table:style-name="ce7" office:value-type="string" calcext:value-type="string">
            <text:p>Yallourn Power Station</text:p>
          </table:table-cell>
          <table:table-cell office:value-type="string" calcext:value-type="string">
            <text:p>38°10′42″S 146°20′21″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7" office:value-type="string" calcext:value-type="string">
            <text:p>Bairnsdale Power Station</text:p>
          </table:table-cell>
          <table:table-cell office:value-type="string" calcext:value-type="string">
            <text:p>37°50′41″S 147°33′54″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8" office:value-type="string" calcext:value-type="string">
            <text:p>Jeeralang Power Station</text:p>
          </table:table-cell>
          <table:table-cell table:style-name="ce7" office:value-type="string" calcext:value-type="string">
            <text:p><text:a xlink:href="geo:-38.274339,146.425567" xlink:type="simple">-38.274339,146.425567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8" office:value-type="string" calcext:value-type="string">
            <text:p>Laverton North Power Station</text:p>
          </table:table-cell>
          <table:table-cell office:value-type="string" calcext:value-type="string">
            <text:p>37°50′28″S 144°47′20″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8" office:value-type="string" calcext:value-type="string">
            <text:p>Mortlake Power Station</text:p>
          </table:table-cell>
          <table:table-cell table:style-name="ce7" office:value-type="string" calcext:value-type="string">
            <text:p><text:a xlink:href="https://geohack.toolforge.org/geohack.php?pagename=Mortlake_Power_Station&amp;params=38_03_47.3_S_142_40_06_E_region:AU-VIC_type:landmark" xlink:type="simple">38°03′47.3″S142°40′06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8" office:value-type="string" calcext:value-type="string">
            <text:p>Somerton Power Station</text:p>
          </table:table-cell>
          <table:table-cell table:style-name="ce7" office:value-type="string" calcext:value-type="string">
            <text:p><text:a xlink:href="https://geohack.toolforge.org/geohack.php?pagename=Somerton_Power_Station&amp;params=37_37_54.48_S_144_57_10.8_E_type:landmark" xlink:type="simple">37°37′54.48″S144°57′10.8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urbine</text:p>
          </table:table-cell>
          <table:table-cell table:style-name="ce8" office:value-type="string" calcext:value-type="string">
            <text:p>Valley Power Peaking Facility</text:p>
          </table:table-cell>
          <table:table-cell table:style-name="ce7" office:value-type="string" calcext:value-type="string">
            <text:p><text:a xlink:href="https://geohack.toolforge.org/geohack.php?pagename=Valley_Power_Peaking_Facility&amp;params=38_15_12.4734_S_146_35_19.5864_E_type:landmark" xlink:type="simple">38°15′12.4734″S146°35′19.5864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as thermal</text:p>
          </table:table-cell>
          <table:table-cell table:style-name="ce8" office:value-type="string" calcext:value-type="string">
            <text:p>Newport Power Station</text:p>
          </table:table-cell>
          <table:table-cell table:style-name="ce7" office:value-type="string" calcext:value-type="string">
            <text:p><text:a xlink:href="https://geohack.toolforge.org/geohack.php?pagename=Newport_Power_Station&amp;params=37.8418_S_144.895_E_" xlink:type="simple">37°50′30″S144°53′42″E</text:a>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Banimboola Hydroelectric Power Station</text:p>
          </table:table-cell>
          <table:table-cell table:style-name="ce7" office:value-type="string" calcext:value-type="string">
            <text:p><text:a xlink:href="https://geohack.toolforge.org/geohack.php?pagename=Banimboola_Hydroelectric_Power_Station&amp;params=36_32_3_S_147_27_35_E_type:landmark" xlink:type="simple">36°32′3″S147°27′35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Blue Rock Dam</text:p>
          </table:table-cell>
          <table:table-cell table:style-name="ce7" office:value-type="string" calcext:value-type="string">
            <text:p><text:a xlink:href="https://geohack.toolforge.org/geohack.php?pagename=Blue_Rock_Dam&amp;params=38_4_46.75_S_146_13_39.11_E_type:landmark_region:AU-VIC" xlink:type="simple">38°4′46.75″S146°13′39.11″E</text:a>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Kiewa Hydroelectric Scheme</text:p>
          </table:table-cell>
          <table:table-cell table:style-name="ce7" office:value-type="string" calcext:value-type="string">
            <text:p>-36.806111, 147.227222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Cairn Curran Reservoir</text:p>
          </table:table-cell>
          <table:table-cell table:style-name="ce7" office:value-type="string" calcext:value-type="string">
            <text:p><text:a xlink:href="https://geohack.toolforge.org/geohack.php?pagename=Cairn_Curran_Reservoir&amp;params=37_3_S_143_59_E_type:waterbody_region:AU" xlink:type="simple">37°3′S143°59′E</text:a>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Cardinia Dam Power Station</text:p>
          </table:table-cell>
          <table:table-cell table:style-name="ce7" office:value-type="string" calcext:value-type="string">
            <text:p>-37.951667, 145.39833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Dartmouth Dam</text:p>
          </table:table-cell>
          <table:table-cell table:style-name="ce7" office:value-type="string" calcext:value-type="string">
            <text:p><text:a xlink:href="https://geohack.toolforge.org/geohack.php?pagename=Dartmouth_Dam&amp;params=36_33_29_S_147_31_25_E_type:landmark" xlink:type="simple">36°33′29″S147°31′25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Eildon Dam</text:p>
          </table:table-cell>
          <table:table-cell table:style-name="ce7" office:value-type="string" calcext:value-type="string">
            <text:p><text:a xlink:href="https://geohack.toolforge.org/geohack.php?pagename=Eildon_Dam&amp;params=37_11_34_S_145_53_49_E_type:landmark" xlink:type="simple">37°11′34″S145°53′49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Eildon Pondage Power Station</text:p>
          </table:table-cell>
          <table:table-cell table:style-name="ce7" office:value-type="string" calcext:value-type="string">
            <text:p><text:a xlink:href="https://geohack.toolforge.org/geohack.php?pagename=Eildon_Pondage_Power_Station&amp;params=37_14_35_S_145_53_51_E_type:landmark" xlink:type="simple">37°14′35″S145°53′51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Lake Eppalock</text:p>
          </table:table-cell>
          <table:table-cell table:style-name="ce7" office:value-type="string" calcext:value-type="string">
            <text:p><text:a xlink:href="https://geohack.toolforge.org/geohack.php?pagename=Lake_Eppalock&amp;params=36_51_55.5_S_144_31_19.5_E_type:landmark_region:AU-VIC" xlink:type="simple">36°51′55.5″S144°31′19.5″E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Glenmaggie Dam</text:p>
          </table:table-cell>
          <table:table-cell table:style-name="ce7" office:value-type="string" calcext:value-type="string">
            <text:p><text:a xlink:href="https://geohack.toolforge.org/geohack.php?pagename=Glenmaggie_Dam&amp;params=37_54_17_S_146_48_00_E_type:landmark" xlink:type="simple">37°54′17″S146°48′00″E</text:a>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ydroelectric</text:p>
          </table:table-cell>
          <table:table-cell table:style-name="ce8" office:value-type="string" calcext:value-type="string">
            <text:p>McKay Creek Hydroelectric Power Station</text:p>
          </table:table-cell>
          <table:table-cell table:style-name="ce7" office:value-type="string" calcext:value-type="string">
            <text:p>-36.85849, 147.23424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Rubicon Hydroelectric Scheme</text:p>
          </table:table-cell>
          <table:table-cell table:style-name="ce2" office:value-type="string" calcext:value-type="string">
            <text:p>-37.326944, 145.860833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Silvan Reservoir</text:p>
          </table:table-cell>
          <table:table-cell table:style-name="ce2" office:value-type="string" calcext:value-type="string">
            <text:p>-37.833333, 145.416667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Sugarloaf Hydroelectric Power Station</text:p>
          </table:table-cell>
          <table:table-cell table:style-name="ce2" office:value-type="string" calcext:value-type="string">
            <text:p>-37.666944, 145.31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Thomson Dam</text:p>
          </table:table-cell>
          <table:table-cell table:style-name="ce2" office:value-type="string" calcext:value-type="string">
            <text:p><text:a xlink:href="https://geohack.toolforge.org/geohack.php?pagename=Thomson_Dam&amp;params=37_50_34_S_146_23_56_E_type:landmark_region:AU-VIC" xlink:type="simple">37°50′34″S146°23′56″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Upper Yarra Reservoir</text:p>
          </table:table-cell>
          <table:table-cell table:style-name="ce2" office:value-type="string" calcext:value-type="string">
            <text:p><text:a xlink:href="https://geohack.toolforge.org/geohack.php?pagename=Upper_Yarra_Reservoir&amp;params=37_41_S_145_55_E_type:waterbody_region:AU-VIC" xlink:type="simple">37°41′S145°55′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William Hovell Dam</text:p>
          </table:table-cell>
          <table:table-cell table:style-name="ce2" office:value-type="string" calcext:value-type="string">
            <text:p><text:a xlink:href="https://geohack.toolforge.org/geohack.php?pagename=William_Hovell_Dam&amp;params=36_55_14_S_146_23_25_E_type:landmark_region:AU-NSW" xlink:type="simple">36°55′14″S146°23′25″E</text:a>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Yarrawonga Weir Power Station</text:p>
          </table:table-cell>
          <table:table-cell table:style-name="ce2" office:value-type="string" calcext:value-type="string">
            <text:p>-36.009444, 145.999444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hydroelectric</text:p>
          </table:table-cell>
          <table:table-cell table:style-name="ce9" office:value-type="string" calcext:value-type="string">
            <text:p>Thomson Dam</text:p>
          </table:table-cell>
          <table:table-cell table:style-name="ce2" office:value-type="string" calcext:value-type="string">
            <text:p><text:a xlink:href="https://geohack.toolforge.org/geohack.php?pagename=Thomson_Dam&amp;params=37_50_34_S_146_23_56_E_type:landmark_region:AU-VIC" xlink:type="simple">37°50′34″S146°23′56″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olar</text:p>
          </table:table-cell>
          <table:table-cell table:style-name="ce9" office:value-type="string" calcext:value-type="string">
            <text:p>Bannerton Solar Park</text:p>
          </table:table-cell>
          <table:table-cell table:style-name="ce2" office:value-type="string" calcext:value-type="string">
            <text:p><text:a xlink:href="https://geohack.toolforge.org/geohack.php?pagename=Bannerton_Solar_Park&amp;params=34.69_S_142.78_E_region:AU-VIC_type:landmark" xlink:type="simple">34.69°S 142.78°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olar</text:p>
          </table:table-cell>
          <table:table-cell table:style-name="ce9" office:value-type="string" calcext:value-type="string">
            <text:p>Gannawarra Solar Farm</text:p>
          </table:table-cell>
          <table:table-cell table:style-name="ce2" office:value-type="string" calcext:value-type="string">
            <text:p><text:a xlink:href="https://geohack.toolforge.org/geohack.php?pagename=Gannawarra_Solar_Farm&amp;params=35.735459_S_143.781739_E_region:AU-VIC_type:landmark" xlink:type="simple">35.735459°S 143.781739°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olar</text:p>
          </table:table-cell>
          <table:table-cell table:style-name="ce9" office:value-type="string" calcext:value-type="string">
            <text:p>Karadoc Solar Farm</text:p>
          </table:table-cell>
          <table:table-cell table:style-name="ce2" office:value-type="string" calcext:value-type="string">
            <text:p><text:a xlink:href="https://geohack.toolforge.org/geohack.php?pagename=Karadoc_Solar_Farm&amp;params=34.41_S_142.26_E_" xlink:type="simple">34°25′S142°16′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olar</text:p>
          </table:table-cell>
          <table:table-cell table:style-name="ce9" office:value-type="string" calcext:value-type="string">
            <text:p>Numurkah Solar Farm</text:p>
          </table:table-cell>
          <table:table-cell table:style-name="ce2" office:value-type="string" calcext:value-type="string">
            <text:p><text:a xlink:href="https://geohack.toolforge.org/geohack.php?pagename=Numurkah_Solar_Farm&amp;params=36.159_S_145.472_E_" xlink:type="simple">36°09′32″S145°28′19″E</text:a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olar</text:p>
          </table:table-cell>
          <table:table-cell table:style-name="ce9" office:value-type="string" calcext:value-type="string">
            <text:p>Wemen Solar Farm</text:p>
          </table:table-cell>
          <table:table-cell table:style-name="ce2" office:value-type="string" calcext:value-type="string">
            <text:p><text:a xlink:href="https://geohack.toolforge.org/geohack.php?pagename=Wemen_Solar_Farm&amp;params=34.802_S_142.544_E_" xlink:type="simple">34°48′07″S142°32′38″E</text:a></text:p>
          </table:table-cell>
          <table:table-cell table:number-columns-repeated="1021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-ordinates</text:p>
          </table:table-cell>
          <table:table-cell office:value-type="string" calcext:value-type="string">
            <text:p>fia</text:p>
          </table:table-cell>
          <table:table-cell office:value-type="string" calcext:value-type="string">
            <text:p>ctaf</text:p>
          </table:table-cell>
          <table:table-cell office:value-type="string" calcext:value-type="string">
            <text:p>a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F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Alfred Hospital</text:p>
          </table:table-cell>
          <table:table-cell table:style-name="ce13" office:value-type="string" calcext:value-type="string">
            <text:p>Lat: S37° 50.72', Lon: E144° 58.8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GO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Government House</text:p>
          </table:table-cell>
          <table:table-cell table:style-name="ce13" office:value-type="string" calcext:value-type="string">
            <text:p>Lat: S37° 50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I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ichmond</text:p>
          </table:table-cell>
          <table:table-cell table:style-name="ce13" office:value-type="string" calcext:value-type="string">
            <text:p>Lat: S37° 49.00', Lon: E145° 0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LP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Olympic Park</text:p>
          </table:table-cell>
          <table:table-cell table:style-name="ce13" office:value-type="string" calcext:value-type="string">
            <text:p>Lat: S37° 49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VPK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Victoria Park</text:p>
          </table:table-cell>
          <table:table-cell table:style-name="ce13" office:value-type="string" calcext:value-type="string">
            <text:p>Lat: S37° 48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CG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elbourne Cricket Ground</text:p>
          </table:table-cell>
          <table:table-cell office:value-type="string" calcext:value-type="string">
            <text:p>Lat: S37° 49.00', Lon: E144° 58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BPK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Batman Park Heliport</text:p>
          </table:table-cell>
          <table:table-cell table:style-name="ce13" office:value-type="string" calcext:value-type="string">
            <text:p>Lat: S37° 49.33', Lon: E144° 57.4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M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yal Melbourne Hospital</text:p>
          </table:table-cell>
          <table:table-cell office:value-type="string" calcext:value-type="string">
            <text:p>Lat: S37° 47.95', Lon: E144° 57.37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DK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Docklands</text:p>
          </table:table-cell>
          <table:table-cell office:value-type="string" calcext:value-type="string">
            <text:p>Lat: S37° 49.17', Lon: E144° 56.1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HO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yal Childrens Hospital</text:p>
          </table:table-cell>
          <table:table-cell office:value-type="string" calcext:value-type="string">
            <text:p>Lat: S37° 47.50', Lon: E144° 57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X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Box Hill Hospital</text:p>
          </table:table-cell>
          <table:table-cell office:value-type="string" calcext:value-type="string">
            <text:p>Lat: S37° 47.90', Lon: E145° 7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BUW</text:p>
          </table:table-cell>
          <table:table-cell table:style-name="ce11" office:value-type="string" calcext:value-type="string">
            <text:p>HLS</text:p>
          </table:table-cell>
          <table:table-cell office:value-type="string" calcext:value-type="string">
            <text:p>Burwood</text:p>
          </table:table-cell>
          <table:table-cell table:style-name="ce13" office:value-type="string" calcext:value-type="string">
            <text:p>Lat: S37° 50.93', Lon: E145° 9.92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KX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Knox Private Hostpital</text:p>
          </table:table-cell>
          <table:table-cell office:value-type="string" calcext:value-type="string">
            <text:p>Lat: S37° 51.03', Lon: E145° 13.5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CP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coresby / Carribean Park</text:p>
          </table:table-cell>
          <table:table-cell office:value-type="string" calcext:value-type="string">
            <text:p>Lat: S37° 54.53', Lon: E145° 13.4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VF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VFL Park</text:p>
          </table:table-cell>
          <table:table-cell table:style-name="ce13" office:value-type="string" calcext:value-type="string">
            <text:p>Lat: S37° 56.00', Lon: E145° 12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PA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pringvale</text:p>
          </table:table-cell>
          <table:table-cell table:style-name="ce13" office:value-type="string" calcext:value-type="string">
            <text:p>Lat: S37° 57.00', Lon: E145° 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M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oorabbin</text:p>
          </table:table-cell>
          <table:table-cell table:style-name="ce13" office:value-type="string" calcext:value-type="string">
            <text:p>Lat: S37° 58.55', Lon: E145° 6.13'</text:p>
          </table:table-cell>
          <table:table-cell office:value-type="float" office:value="135.7" calcext:value-type="float">
            <text:p>135.7</text:p>
          </table:table-cell>
          <table:table-cell office:value-type="float" office:value="118.1" calcext:value-type="float">
            <text:p>11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IE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Pier 35 Heliport</text:p>
          </table:table-cell>
          <table:table-cell table:style-name="ce13" office:value-type="string" calcext:value-type="string">
            <text:p>Lat: S37° 49.45', Lon: E144° 54.2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E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ssendon</text:p>
          </table:table-cell>
          <table:table-cell table:style-name="ce13" office:value-type="string" calcext:value-type="string">
            <text:p>Lat: S37° 43.68', Lon: E144° 54.12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V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onee Valley Racecourse</text:p>
          </table:table-cell>
          <table:table-cell table:style-name="ce13" office:value-type="string" calcext:value-type="string">
            <text:p>Lat: S37° 45.67', Lon: E144° 55.67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TS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Lat: S37° 45.00', Lon: E144° 48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F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Frankston Hospital</text:p>
          </table:table-cell>
          <table:table-cell table:style-name="ce13" office:value-type="string" calcext:value-type="string">
            <text:p>Lat: S38° 9.13', Lon: E145° 7.7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TY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abb</text:p>
          </table:table-cell>
          <table:table-cell table:style-name="ce13" office:value-type="string" calcext:value-type="string">
            <text:p>Lat: S38° 15.92', Lon: E145° 10.78'</text:p>
          </table:table-cell>
          <table:table-cell office:value-type="float" office:value="135.7" calcext:value-type="float">
            <text:p>135.7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N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Flinders Naval Depot</text:p>
          </table:table-cell>
          <table:table-cell table:style-name="ce13" office:value-type="string" calcext:value-type="string">
            <text:p>Lat: S38° 22.03', Lon: E145° 11.15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XXM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nash Medical Center</text:p>
          </table:table-cell>
          <table:table-cell table:style-name="ce2" office:value-type="string" calcext:value-type="string">
            <text:p>Lat: S37° 55.20', Lon: E145° 7.3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TY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abb</text:p>
          </table:table-cell>
          <table:table-cell table:style-name="ce2" office:value-type="string" calcext:value-type="string">
            <text:p>Lat: S38° 15.92', Lon: E145° 10.78'</text:p>
          </table:table-cell>
          <table:table-cell office:value-type="float" office:value="135.7" calcext:value-type="float">
            <text:p>135.7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MT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unt Martha</text:p>
          </table:table-cell>
          <table:table-cell table:style-name="ce2" office:value-type="string" calcext:value-type="string">
            <text:p>Lat: S38° 18.00', Lon: E145° 0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RB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sebud</text:p>
          </table:table-cell>
          <table:table-cell table:style-name="ce2" office:value-type="string" calcext:value-type="string">
            <text:p>Lat: S38° 21.00', Lon: E144° 54.0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RD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ed Hill South</text:p>
          </table:table-cell>
          <table:table-cell table:style-name="ce2" office:value-type="string" calcext:value-type="string">
            <text:p>Lat: S38° 23.00', Lon: E145° 0.0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TD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ooradin</text:p>
          </table:table-cell>
          <table:table-cell office:value-type="string" calcext:value-type="string">
            <text:p>Lat: S38° 12.93', Lon: E145° 25.42'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DR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Drouin</text:p>
          </table:table-cell>
          <table:table-cell table:style-name="ce2" office:value-type="string" calcext:value-type="string">
            <text:p>Lat: S38° 12.54', Lon: E145° 49.79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WA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Warragul</text:p>
          </table:table-cell>
          <table:table-cell table:style-name="ce2" office:value-type="string" calcext:value-type="string">
            <text:p>Lat: S38° 10.50', Lon: E145° 55.5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BUP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Bunyip</text:p>
          </table:table-cell>
          <table:table-cell table:style-name="ce2" office:value-type="string" calcext:value-type="string">
            <text:p>Lat: S38° 0.58', Lon: E145° 45.12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PWL</text:p>
          </table:table-cell>
          <table:table-cell office:value-type="string" calcext:value-type="string">
            <text:p>HLS</text:p>
          </table:table-cell>
          <table:table-cell table:style-name="ce1" office:value-type="string" calcext:value-type="string">
            <text:p>Powelltown</text:p>
          </table:table-cell>
          <table:table-cell table:style-name="ce2" office:value-type="string" calcext:value-type="string">
            <text:p>Lat: S37° 52.00', Lon: E145° 45.0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YHSV</text:p>
          </table:table-cell>
          <table:table-cell table:style-name="ce10" office:value-type="string" calcext:value-type="string">
            <text:p>HLS</text:p>
          </table:table-cell>
          <table:table-cell table:style-name="ce4" office:value-type="string" calcext:value-type="string">
            <text:p>Healesville</text:p>
          </table:table-cell>
          <table:table-cell table:style-name="ce2" office:value-type="string" calcext:value-type="string">
            <text:p>Lat: S37° 41.00', Lon: E145° 31.00'</text:p>
          </table:table-cell>
          <table:table-cell table:style-name="ce10" office:value-type="float" office:value="122.4" calcext:value-type="float">
            <text:p>122.4</text:p>
          </table:table-cell>
          <table:table-cell table:style-name="ce10" table:number-columns-repeated="1019"/>
        </table:table-row>
        <table:table-row table:style-name="ro1" table:number-rows-repeated="4">
          <table:table-cell table:number-columns-repeated="2"/>
          <table:table-cell table:style-name="ce1"/>
          <table:table-cell table:style-name="ce1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VHP</text:p>
          </table:table-cell>
          <table:table-cell office:value-type="string" calcext:value-type="string">
            <text:p>Lang Lang Gas Plant</text:p>
          </table:table-cell>
          <table:table-cell table:style-name="ce2" office:value-type="string" calcext:value-type="string">
            <text:p>Lat: S38° 15.96', Lon: E145° 33.77'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style-name="ce13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vehicles travelling at high speed</text:p>
          </table:table-cell>
          <table:table-cell table:style-name="ce13" office:value-type="string" calcext:value-type="string">
            <text:p>145.33,38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ind farm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LS.A1:LS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2:24:33.419030997</meta:creation-date>
    <dc:date>2020-08-13T02:12:53.564706507</dc:date>
    <meta:editing-duration>PT2H3M8S</meta:editing-duration>
    <meta:editing-cycles>2</meta:editing-cycles>
    <meta:generator>LibreOffice/6.4.4.2$Linux_X86_64 LibreOffice_project/40$Build-2</meta:generator>
    <meta:document-statistic meta:table-count="4" meta:cell-count="721" meta:object-count="46"/>
  </office:meta>
</office:document-meta>
</file>